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DParser.comment( XMLString text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startDTD( XMLLocator locato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ndEntity( String nam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internalEntityDecl( String name , XMLString text , XMLString nonNormalizedText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unparsedEntityDecl( String name , XMLResourceIdentifier identifier , String notation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childrenSeparator( short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ndCont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childrenEn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startEntity( String name , String publicId , String systemId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notationDecl( String name , XMLResourceIdentifier identifie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startExternalSubset( XMLResourceIdentifier identifie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attributeDecl( String elementName , String attributeName , String type , String [ ] enumeration , String defaultType , XMLString defaultValue , XMLString nonNormalizedDefaultValu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startContentModel( String elementName , shor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startAttlist( String elementNam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lementDecl( String name , String contentModel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childrenStar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ndDTD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xternalEntityDecl( String name , XMLResourceIdentifier identifie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ndAttlist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ndExternalSubset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mixedElemen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textDecl( String version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childrenElemen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DTDPars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Parser.processingInstruction( String target , XMLString data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childrenOccurrence( short occur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startConditional( short typ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getDTD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Parser.endConditional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